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left" fo:keep-with-next="auto"/>
    </style:style>
    <style:style style:name="Table1.A" style:family="table-column">
      <style:table-column-properties style:column-width="1.3083in"/>
    </style:style>
    <style:style style:name="Table1.B" style:family="table-column">
      <style:table-column-properties style:column-width="3.0243in"/>
    </style:style>
    <style:style style:name="Table1.C" style:family="table-column">
      <style:table-column-properties style:column-width="2.3604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2" style:family="table" style:master-page-name="">
      <style:table-properties style:width="6.6931in" style:page-number="auto" fo:break-before="auto" fo:break-after="auto" table:align="left" fo:keep-with-next="auto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2.9292in"/>
    </style:style>
    <style:style style:name="Table2.C" style:family="table-column">
      <style:table-column-properties style:column-width="2.2847in"/>
    </style:style>
    <style:style style:name="Table2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3" style:family="table" style:master-page-name="">
      <style:table-properties style:width="6.6979in" fo:margin-left="0in" style:page-number="auto" fo:break-before="auto" fo:break-after="auto" table:align="left" fo:keep-with-next="auto"/>
    </style:style>
    <style:style style:name="Table3.A" style:family="table-column">
      <style:table-column-properties style:column-width="1.3174in"/>
    </style:style>
    <style:style style:name="Table3.B" style:family="table-column">
      <style:table-column-properties style:column-width="3.1396in"/>
    </style:style>
    <style:style style:name="Table3.C" style:family="table-column">
      <style:table-column-properties style:column-width="2.241in"/>
    </style:style>
    <style:style style:name="Table3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4" style:family="table" style:master-page-name="">
      <style:table-properties style:width="6.6931in" style:page-number="auto" fo:break-before="auto" fo:break-after="auto" table:align="left" fo:keep-with-next="auto"/>
    </style:style>
    <style:style style:name="Table4.A" style:family="table-column">
      <style:table-column-properties style:column-width="1.5438in"/>
    </style:style>
    <style:style style:name="Table4.B" style:family="table-column">
      <style:table-column-properties style:column-width="2.9792in"/>
    </style:style>
    <style:style style:name="Table4.C" style:family="table-column">
      <style:table-column-properties style:column-width="2.1701in"/>
    </style:style>
    <style:style style:name="Table4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5" style:family="table" style:master-page-name="">
      <style:table-properties style:width="6.6931in" style:page-number="auto" fo:break-before="auto" fo:break-after="auto" table:align="left" fo:keep-with-next="auto"/>
    </style:style>
    <style:style style:name="Table5.A" style:family="table-column">
      <style:table-column-properties style:column-width="1.4035in"/>
    </style:style>
    <style:style style:name="Table5.B" style:family="table-column">
      <style:table-column-properties style:column-width="4.0472in"/>
    </style:style>
    <style:style style:name="Table5.C" style:family="table-column">
      <style:table-column-properties style:column-width="1.2424in"/>
    </style:style>
    <style:style style:name="Table5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6" style:family="table" style:master-page-name="">
      <style:table-properties style:width="6.6931in" style:page-number="auto" fo:break-before="auto" fo:break-after="auto" table:align="left" fo:keep-with-next="auto"/>
    </style:style>
    <style:style style:name="Table6.A" style:family="table-column">
      <style:table-column-properties style:column-width="1.4792in"/>
    </style:style>
    <style:style style:name="Table6.B" style:family="table-column">
      <style:table-column-properties style:column-width="2.8917in"/>
    </style:style>
    <style:style style:name="Table6.C" style:family="table-column">
      <style:table-column-properties style:column-width="2.3222in"/>
    </style:style>
    <style:style style:name="Table6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7" style:family="table" style:master-page-name="">
      <style:table-properties style:width="6.6931in" style:page-number="auto" fo:break-before="auto" fo:break-after="auto" table:align="left" fo:keep-with-next="auto"/>
    </style:style>
    <style:style style:name="Table7.A" style:family="table-column">
      <style:table-column-properties style:column-width="1.1069in"/>
    </style:style>
    <style:style style:name="Table7.B" style:family="table-column">
      <style:table-column-properties style:column-width="1.7139in"/>
    </style:style>
    <style:style style:name="Table7.C" style:family="table-column">
      <style:table-column-properties style:column-width="2.7625in"/>
    </style:style>
    <style:style style:name="Table7.D" style:family="table-column">
      <style:table-column-properties style:column-width="1.1097in"/>
    </style:style>
    <style:style style:name="Table7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8" style:family="table" style:master-page-name="">
      <style:table-properties style:width="6.6931in" style:page-number="auto" fo:break-before="auto" fo:break-after="auto" table:align="left" fo:keep-with-next="auto"/>
    </style:style>
    <style:style style:name="Table8.A" style:family="table-column">
      <style:table-column-properties style:column-width="1.1674in"/>
    </style:style>
    <style:style style:name="Table8.B" style:family="table-column">
      <style:table-column-properties style:column-width="1.3479in"/>
    </style:style>
    <style:style style:name="Table8.C" style:family="table-column">
      <style:table-column-properties style:column-width="3.3528in"/>
    </style:style>
    <style:style style:name="Table8.D" style:family="table-column">
      <style:table-column-properties style:column-width="0.825in"/>
    </style:style>
    <style:style style:name="Table8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9" style:family="table" style:master-page-name="">
      <style:table-properties style:width="6.6931in" style:page-number="auto" fo:break-before="auto" fo:break-after="auto" table:align="left" fo:keep-with-next="auto"/>
    </style:style>
    <style:style style:name="Table9.A" style:family="table-column">
      <style:table-column-properties style:column-width="1.1792in"/>
    </style:style>
    <style:style style:name="Table9.B" style:family="table-column">
      <style:table-column-properties style:column-width="1.7868in"/>
    </style:style>
    <style:style style:name="Table9.C" style:family="table-column">
      <style:table-column-properties style:column-width="2.9007in"/>
    </style:style>
    <style:style style:name="Table9.D" style:family="table-column">
      <style:table-column-properties style:column-width="0.8264in"/>
    </style:style>
    <style:style style:name="Table9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10" style:family="table" style:master-page-name="">
      <style:table-properties style:width="7.1833in" fo:margin-left="-0.2458in" style:page-number="auto" fo:break-before="auto" fo:break-after="auto" table:align="left" fo:keep-with-next="auto"/>
    </style:style>
    <style:style style:name="Table10.A" style:family="table-column">
      <style:table-column-properties style:column-width="1.4271in"/>
    </style:style>
    <style:style style:name="Table10.B" style:family="table-column">
      <style:table-column-properties style:column-width="1.4896in"/>
    </style:style>
    <style:style style:name="Table10.C" style:family="table-column">
      <style:table-column-properties style:column-width="3.3958in"/>
    </style:style>
    <style:style style:name="Table10.D" style:family="table-column">
      <style:table-column-properties style:column-width="0.8708in"/>
    </style:style>
    <style:style style:name="Table10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42pt" style:text-underline-style="solid" style:text-underline-type="double" style:text-underline-width="auto" style:text-underline-color="font-color" fo:font-weight="bold" style:font-size-asian="42pt" style:font-weight-asian="bold" style:font-size-complex="42pt" style:font-weight-complex="bold"/>
    </style:style>
    <style:style style:name="P2" style:family="paragraph" style:parent-style-name="Heading_20_2">
      <style:paragraph-properties fo:text-align="start" style:justify-single-word="false"/>
      <style:text-properties fo:font-size="15pt" style:font-size-asian="15pt" style:font-size-complex="15pt"/>
    </style:style>
    <style:style style:name="P3" style:family="paragraph" style:parent-style-name="Text_20_body">
      <style:text-properties fo:font-size="15pt" style:font-size-asian="15pt" style:font-size-complex="15pt"/>
    </style:style>
    <style:style style:name="P4" style:family="paragraph" style:parent-style-name="Text_20_body" style:list-style-name="L1">
      <style:text-properties fo:font-size="15pt" style:font-size-asian="15pt" style:font-size-complex="15pt"/>
    </style:style>
    <style:style style:name="P5" style:family="paragraph" style:parent-style-name="Text_20_body" style:list-style-name="L1">
      <style:text-properties fo:font-size="15pt" fo:font-weight="bold" style:font-size-asian="15pt" style:font-size-complex="15pt"/>
    </style:style>
    <style:style style:name="P6" style:family="paragraph" style:parent-style-name="Horizontal_20_Line">
      <style:text-properties fo:font-size="15pt" style:font-size-asian="15pt" style:font-size-complex="15pt"/>
    </style:style>
    <style:style style:name="P7" style:family="paragraph" style:parent-style-name="Heading_20_2">
      <style:text-properties fo:font-size="15pt" style:font-size-asian="15pt" style:font-size-complex="15pt"/>
    </style:style>
    <style:style style:name="P8" style:family="paragraph" style:parent-style-name="Heading_20_3">
      <style:text-properties fo:font-size="15pt" style:font-size-asian="15pt" style:font-size-complex="15pt"/>
    </style:style>
    <style:style style:name="P9" style:family="paragraph" style:parent-style-name="Text_20_body" style:list-style-name="L2">
      <style:text-properties fo:font-size="15pt" style:font-size-asian="15pt" style:font-size-complex="15pt"/>
    </style:style>
    <style:style style:name="P10" style:family="paragraph" style:parent-style-name="Text_20_body" style:list-style-name="L3">
      <style:text-properties fo:font-size="15pt" style:font-size-asian="15pt" style:font-size-complex="15pt"/>
    </style:style>
    <style:style style:name="P11" style:family="paragraph" style:parent-style-name="Text_20_body" style:list-style-name="L4">
      <style:text-properties fo:font-size="15pt" style:font-size-asian="15pt" style:font-size-complex="15pt"/>
    </style:style>
    <style:style style:name="P12" style:family="paragraph" style:parent-style-name="Text_20_body" style:list-style-name="L5">
      <style:text-properties fo:font-size="15pt" style:font-size-asian="15pt" style:font-size-complex="15pt"/>
    </style:style>
    <style:style style:name="P13" style:family="paragraph" style:parent-style-name="Text_20_body" style:list-style-name="L6">
      <style:text-properties fo:font-size="15pt" style:font-size-asian="15pt" style:font-size-complex="15pt"/>
    </style:style>
    <style:style style:name="P14" style:family="paragraph" style:parent-style-name="Text_20_body" style:list-style-name="L7">
      <style:text-properties fo:font-size="15pt" style:font-size-asian="15pt" style:font-size-complex="15pt"/>
    </style:style>
    <style:style style:name="P15" style:family="paragraph" style:parent-style-name="Text_20_body" style:list-style-name="L7">
      <style:paragraph-properties fo:text-align="start" style:justify-single-word="false"/>
      <style:text-properties fo:font-size="13pt" officeooo:paragraph-rsid="0019062e" style:font-size-asian="11.3500003814697pt" style:font-size-complex="13pt"/>
    </style:style>
    <style:style style:name="P16" style:family="paragraph" style:parent-style-name="Text_20_body">
      <style:paragraph-properties fo:text-align="start" style:justify-single-word="false"/>
      <style:text-properties fo:font-size="12pt" officeooo:rsid="000f1565" officeooo:paragraph-rsid="0019062e" style:font-size-asian="10.5pt" style:font-size-complex="12pt"/>
    </style:style>
    <style:style style:name="P17" style:family="paragraph" style:parent-style-name="Text_20_body" style:list-style-name="L7">
      <style:paragraph-properties fo:text-align="start" style:justify-single-word="false"/>
      <style:text-properties fo:font-size="36pt" officeooo:rsid="000f1565" officeooo:paragraph-rsid="0019062e" style:font-size-asian="36pt" style:font-size-complex="36pt"/>
    </style:style>
    <style:style style:name="P18" style:family="paragraph" style:parent-style-name="Text_20_body" style:list-style-name="L8">
      <style:text-properties fo:font-size="15pt" style:font-size-asian="15pt" style:font-size-complex="15pt"/>
    </style:style>
    <style:style style:name="P19" style:family="paragraph" style:parent-style-name="Heading_20_4">
      <style:text-properties fo:font-size="15pt" style:font-size-asian="15pt" style:font-size-complex="15pt"/>
    </style:style>
    <style:style style:name="P20" style:family="paragraph" style:parent-style-name="Text_20_body" style:list-style-name="L9">
      <style:text-properties fo:font-size="15pt" style:font-size-asian="15pt" style:font-size-complex="15pt"/>
    </style:style>
    <style:style style:name="P21" style:family="paragraph" style:parent-style-name="Text_20_body" style:list-style-name="L10">
      <style:text-properties fo:font-size="15pt" style:font-size-asian="15pt" style:font-size-complex="15pt"/>
    </style:style>
    <style:style style:name="P22" style:family="paragraph" style:parent-style-name="Text_20_body" style:list-style-name="L11">
      <style:text-properties fo:font-size="15pt" style:font-size-asian="15pt" style:font-size-complex="15pt"/>
    </style:style>
    <style:style style:name="P23" style:family="paragraph" style:parent-style-name="Text_20_body" style:list-style-name="L12">
      <style:text-properties fo:font-size="15pt" style:font-size-asian="15pt" style:font-size-complex="15pt"/>
    </style:style>
    <style:style style:name="P24" style:family="paragraph" style:parent-style-name="Text_20_body" style:list-style-name="L13">
      <style:text-properties fo:font-size="15pt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fo:font-size="21pt" fo:font-weight="bold" officeooo:rsid="0012c45e" officeooo:paragraph-rsid="0012c45e" style:font-size-asian="21pt" style:font-weight-asian="bold" style:font-size-complex="21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1pt" fo:font-weight="bold" officeooo:rsid="0012c45e" style:font-size-asian="21pt" style:font-weight-asian="bold" style:font-size-complex="21pt" style:font-weight-complex="bold"/>
    </style:style>
    <style:style style:name="P27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8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loext:padding="0in" loext:border="none"/>
    </style:style>
    <style:style style:name="P29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/>
    </style:style>
    <style:style style:name="P30" style:family="paragraph" style:parent-style-name="Standard">
      <style:paragraph-properties fo:text-align="start" style:justify-single-word="false"/>
      <style:text-properties fo:font-size="13pt" officeooo:rsid="0010cd68" officeooo:paragraph-rsid="0012c45e" style:font-size-asian="11.3500003814697pt" style:font-size-complex="13pt"/>
    </style:style>
    <style:style style:name="P31" style:family="paragraph" style:parent-style-name="Standard">
      <style:paragraph-properties fo:text-align="start" style:justify-single-word="false"/>
      <style:text-properties fo:font-size="21pt" style:text-underline-style="solid" style:text-underline-type="double" style:text-underline-width="auto" style:text-underline-color="font-color" officeooo:rsid="0010cd68" officeooo:paragraph-rsid="0012c45e" style:font-size-asian="21pt" style:font-size-complex="21pt"/>
    </style:style>
    <style:style style:name="P32" style:family="paragraph" style:parent-style-name="Standard">
      <style:paragraph-properties fo:text-align="center" style:justify-single-word="false"/>
      <style:text-properties fo:font-size="21pt" style:text-underline-style="solid" style:text-underline-type="double" style:text-underline-width="auto" style:text-underline-color="font-color" officeooo:rsid="0010cd68" officeooo:paragraph-rsid="0012c45e" style:font-size-asian="21pt" style:font-size-complex="21pt"/>
    </style:style>
    <style:style style:name="P33" style:family="paragraph" style:parent-style-name="Standard">
      <style:paragraph-properties fo:text-align="start" style:justify-single-word="false"/>
      <style:text-properties fo:font-size="15pt" style:text-underline-style="none" officeooo:rsid="0010cd68" officeooo:paragraph-rsid="0012c45e" style:font-size-asian="15pt" style:font-size-complex="15pt"/>
    </style:style>
    <style:style style:name="P34" style:family="paragraph" style:parent-style-name="Heading_20_3">
      <style:paragraph-properties fo:text-align="start" style:justify-single-word="false"/>
      <style:text-properties fo:font-size="15pt" style:text-underline-style="none" officeooo:rsid="0010cd68" officeooo:paragraph-rsid="0012c45e" style:font-size-asian="15pt" style:font-size-complex="15pt"/>
    </style:style>
    <style:style style:name="P35" style:family="paragraph" style:parent-style-name="Text_20_body">
      <style:paragraph-properties fo:text-align="start" style:justify-single-word="false"/>
      <style:text-properties fo:font-size="15pt" officeooo:rsid="0010cd68" style:font-size-asian="15pt" style:font-size-complex="15pt"/>
    </style:style>
    <style:style style:name="P36" style:family="paragraph" style:parent-style-name="Table_20_Contents">
      <style:paragraph-properties fo:margin-left="0in" fo:margin-right="0in" fo:margin-top="0in" fo:margin-bottom="0in" style:contextual-spacing="false" fo:line-height="114%" fo:orphans="2" fo:widows="2" fo:keep-with-next="auto"/>
      <style:text-properties fo:color="#1f1f1f" loext:opacity="100%" style:font-name="Google Sans Text"/>
    </style:style>
    <style:style style:name="P37" style:family="paragraph" style:parent-style-name="Text_20_body">
      <style:paragraph-properties fo:text-align="start" style:justify-single-word="false"/>
      <style:text-properties fo:font-size="15pt" style:text-underline-style="none" officeooo:rsid="0010cd68" officeooo:paragraph-rsid="0016d5ce" style:font-size-asian="15pt" style:font-size-complex="15pt"/>
    </style:style>
    <style:style style:name="P38" style:family="paragraph" style:parent-style-name="Text_20_body">
      <style:text-properties fo:font-size="15pt" officeooo:rsid="0010cd68" style:font-size-asian="15pt" style:font-size-complex="15pt"/>
    </style:style>
    <style:style style:name="P39" style:family="paragraph" style:parent-style-name="Text_20_body">
      <style:paragraph-properties fo:text-align="start" style:justify-single-word="false"/>
      <style:text-properties fo:font-size="15pt" officeooo:rsid="0010cd68" officeooo:paragraph-rsid="0016d5ce" style:font-size-asian="15pt" style:font-size-complex="15pt"/>
    </style:style>
    <style:style style:name="P40" style:family="paragraph" style:parent-style-name="Standard">
      <style:paragraph-properties fo:text-align="start" style:justify-single-word="false"/>
      <style:text-properties fo:font-size="15pt" style:text-underline-style="none" officeooo:rsid="0010cd68" officeooo:paragraph-rsid="0010cd68" style:font-size-asian="15pt" style:font-size-complex="15pt"/>
    </style:style>
    <style:style style:name="P41" style:family="paragraph" style:parent-style-name="Heading_20_2">
      <style:paragraph-properties fo:text-align="start" style:justify-single-word="false"/>
      <style:text-properties fo:font-size="15pt" style:text-underline-style="none" officeooo:rsid="0010cd68" officeooo:paragraph-rsid="0010cd68" style:font-size-asian="15pt" style:font-size-complex="15pt"/>
    </style:style>
    <style:style style:name="P42" style:family="paragraph" style:parent-style-name="Text_20_body">
      <style:paragraph-properties fo:text-align="start" style:justify-single-word="false"/>
      <style:text-properties fo:font-size="15pt" style:text-underline-style="none" officeooo:rsid="0010cd68" officeooo:paragraph-rsid="0010cd68" style:font-size-asian="15pt" style:font-size-complex="15pt"/>
    </style:style>
    <style:style style:name="P43" style:family="paragraph" style:parent-style-name="Heading_20_2">
      <style:text-properties fo:font-size="15pt" officeooo:rsid="0010cd68" style:font-size-asian="15pt" style:font-size-complex="15pt"/>
    </style:style>
    <style:style style:name="P44" style:family="paragraph" style:parent-style-name="Heading_20_3">
      <style:text-properties fo:font-size="15pt" officeooo:rsid="0010cd68" style:font-size-asian="15pt" style:font-size-complex="15pt"/>
    </style:style>
    <style:style style:name="P45" style:family="paragraph" style:parent-style-name="Horizontal_20_Line">
      <style:text-properties fo:font-size="15pt" officeooo:rsid="0010cd68" style:font-size-asian="15pt" style:font-size-complex="15pt"/>
    </style:style>
    <style:style style:name="P46" style:family="paragraph" style:parent-style-name="Text_20_body" style:list-style-name="L14">
      <style:text-properties fo:font-size="15pt" officeooo:rsid="0010cd68" style:font-size-asian="15pt" style:font-size-complex="15pt"/>
    </style:style>
    <style:style style:name="P47" style:family="paragraph" style:parent-style-name="Text_20_body" style:list-style-name="L15">
      <style:text-properties fo:font-size="15pt" officeooo:rsid="0010cd68" style:font-size-asian="15pt" style:font-size-complex="15pt"/>
    </style:style>
    <style:style style:name="P48" style:family="paragraph" style:parent-style-name="Text_20_body" style:list-style-name="L16">
      <style:text-properties fo:font-size="15pt" officeooo:rsid="0010cd68" style:font-size-asian="15pt" style:font-size-complex="15pt"/>
    </style:style>
    <style:style style:name="P49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fo:font-size="15pt" officeooo:rsid="0010cd68" style:font-size-asian="15pt" style:font-size-complex="15pt"/>
    </style:style>
    <style:style style:name="P50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size="15pt" officeooo:rsid="0010cd68" style:font-size-asian="15pt" style:font-size-complex="15pt"/>
    </style:style>
    <style:style style:name="P51" style:family="paragraph" style:parent-style-name="Text_20_body" style:list-style-name="L1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size="15pt" officeooo:rsid="0010cd68" style:font-size-asian="15pt" style:font-size-complex="15pt"/>
    </style:style>
    <style:style style:name="P52" style:family="paragraph" style:parent-style-name="Text_20_body" style:list-style-name="L1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font-size="15pt" officeooo:rsid="0010cd68" style:font-size-asian="15pt" style:font-size-complex="15pt"/>
    </style:style>
    <style:style style:name="P53" style:family="paragraph" style:parent-style-name="Text_20_body" style:list-style-name="L18">
      <style:text-properties fo:font-size="15pt" officeooo:rsid="0010cd68" style:font-size-asian="15pt" style:font-size-complex="15pt"/>
    </style:style>
    <style:style style:name="T1" style:family="text">
      <style:text-properties officeooo:rsid="0019062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1f1f1f" loext:opacity="100%" style:font-name="Google Sans Text" loext:padding="0in" loext:border="none"/>
    </style:style>
    <style:style style:name="T6" style:family="text">
      <style:text-properties fo:font-weight="bold" loext:padding="0in" loext:border="none"/>
    </style:style>
    <style:style style:name="T7" style:family="text">
      <style:text-properties fo:font-style="italic" fo:font-weight="bold" loext:padding="0in" loext:border="none"/>
    </style:style>
    <style:style style:name="T8" style:family="text">
      <style:text-properties fo:font-style="italic" loext:padding="0in" loext:border="none"/>
    </style:style>
    <style:style style:name="T9" style:family="text">
      <style:text-properties fo:font-style="italic" fo:font-weight="bold"/>
    </style:style>
    <style:style style:name="T10" style:family="text">
      <style:text-properties style:text-underline-style="none" fo:font-weight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6d5ce" style:font-weight-asian="bold" style:font-weight-complex="bold"/>
    </style:style>
    <style:style style:name="T14" style:family="text">
      <style:text-properties loext:padding="0in" loext:border="none"/>
    </style:style>
    <style:style style:name="T15" style:family="text">
      <style:text-properties fo:font-family="'Google Sans', sans-serif"/>
    </style:style>
    <style:style style:name="T16" style:family="text">
      <style:text-properties style:font-name="Google Sans Text" fo:font-weight="bold"/>
    </style:style>
    <style:style style:name="T17" style:family="text">
      <style:text-properties style:font-name="Google Sans Text"/>
    </style:style>
    <style:style style:name="T18" style:family="text">
      <style:text-properties fo:color="#1f1f1f" loext:opacity="100%" style:font-name="Google Sans Text"/>
    </style:style>
    <style:style style:name="T19" style:family="text">
      <style:text-properties fo:color="#1f1f1f" loext:opacity="100%" style:font-name="Google Sans Text" fo:font-weight="bold" loext:padding="0in" loext:border="none"/>
    </style:style>
    <style:style style:name="T20" style:family="text">
      <style:text-properties fo:color="#444746" loext:opacity="100%" style:font-name="Google Sans Tex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ile SDLC <text:span text:style-name="T1">For Local Pro Connect</text:span></text:p>
      <text:h text:style-name="P2" text:outline-level="2">🚀 1. Planning &amp; Inception (Conceptualization &amp; Vision)</text:h>
      <text:p text:style-name="P3">This phase establishes the project's foundation and overall direction.</text:p>
      <text:list text:style-name="L1">
        <text:list-item>
          <text:p text:style-name="P4"><text:span text:style-name="T2">Define the Vision:</text:span> Clearly articulate the app's purpose: "To be the most trusted platform for connecting users with verified, highly-rated local service providers."</text:p>
        </text:list-item>
        <text:list-item>
          <text:p text:style-name="P5">Identify Core Features (Product Backlog Initial Draft):</text:p>
          <text:list>
            <text:list-item>
              <text:p text:style-name="P4"><text:span text:style-name="T2">User Side:</text:span> Search, Filtering, Service Provider Profiles, Ratings &amp; Reviews, Booking/Contact.</text:p>
            </text:list-item>
            <text:list-item>
              <text:p text:style-name="P4"><text:span text:style-name="T2">Provider Side:</text:span> Profile Creation, Service Listing, Review Management.</text:p>
            </text:list-item>
            <text:list-item>
              <text:p text:style-name="P4"><text:span text:style-name="T2">Admin Side:</text:span> User/Provider Verification, Content Moderation.</text:p>
            </text:list-item>
          </text:list>
        </text:list-item>
        <text:list-item>
          <text:p text:style-name="P4"><text:span text:style-name="T2">Determine Stakeholders:</text:span> Users, Service Providers, App Owners/Investors, Development Team.</text:p>
        </text:list-item>
        <text:list-item>
          <text:p text:style-name="P4"><text:span text:style-name="T2">Establish the Team &amp; Tools:</text:span> Set up the development team (roles: Product Owner, Scrum Master, Developers) and select tools (e.g., Jira/Trello for task management, Git for version control).</text:p>
        </text:list-item>
        <text:list-item>
          <text:p text:style-name="P4"><text:span text:style-name="T2">Define "Done":</text:span> Establish the criteria for when a feature/task is complete and acceptable.</text:p>
        </text:list-item>
      </text:list>
      <text:p text:style-name="P6"/>
      <text:h text:style-name="P7" text:outline-level="2">💡 2. Iterative Development &amp; Sprints (Implementation)</text:h>
      <text:p text:style-name="P3">This is the core execution phase, broken down into short, time-boxed <text:span text:style-name="T2">Sprints</text:span> (typically 2-4 weeks). Each Sprint delivers a potentially shippable increment of the product.</text:p>
      <text:h text:style-name="P8" text:outline-level="3"><text:soft-page-break/>A. Requirements Gathering &amp; Prioritization (Product Backlog Refinement)</text:h>
      <text:list text:style-name="L2">
        <text:list-item>
          <text:p text:style-name="P9">The <text:span text:style-name="T2">Product Owner</text:span> creates detailed requirements (User Stories) for all features, prioritizing them based on business value and user needs.</text:p>
          <text:list>
            <text:list-item>
              <text:p text:style-name="P9"><text:span text:style-name="T3">Example User Story:</text:span> "As a Homeowner, I want to be able to search for a Plumber based on location and rating so I can quickly find a trusted professional near me."</text:p>
            </text:list-item>
          </text:list>
        </text:list-item>
        <text:list-item>
          <text:p text:style-name="P9">The team estimates the effort for each User Story.</text:p>
        </text:list-item>
      </text:list>
      <text:h text:style-name="P8" text:outline-level="3">B. Sprint Planning</text:h>
      <text:list text:style-name="L3">
        <text:list-item>
          <text:p text:style-name="P10">At the start of each Sprint, the team selects the highest priority User Stories from the <text:span text:style-name="T2">Product Backlog</text:span> that they believe they can complete (the <text:span text:style-name="T2">Sprint Backlog</text:span>).</text:p>
        </text:list-item>
        <text:list-item>
          <text:p text:style-name="P10">The goal for the Sprint (<text:span text:style-name="T2">Sprint Goal</text:span>) is defined.</text:p>
        </text:list-item>
      </text:list>
      <text:h text:style-name="P8" text:outline-level="3">C. Execution (Development)</text:h>
      <text:list text:style-name="L4">
        <text:list-item>
          <text:p text:style-name="P11">Developers write, test, and integrate code for the selected User Stories.</text:p>
          <text:list>
            <text:list-item>
              <text:p text:style-name="P11"><text:span text:style-name="T2">Day 1 (Sprint 1):</text:span> Focus on the minimum viable core functionality (e.g., User registration and a basic search function).</text:p>
            </text:list-item>
            <text:list-item>
              <text:p text:style-name="P11"><text:span text:style-name="T2">Day 2 (Sprint 2):</text:span> Introduce Provider Profile creation and a simple Rating system.</text:p>
            </text:list-item>
            <text:list-item>
              <text:p text:style-name="P11"><text:span text:style-name="T2">Day N (Subsequent Sprints):</text:span> Add more complex features like robust filtering, real-time communication, admin verification workflows, and payment integration.</text:p>
            </text:list-item>
          </text:list>
        </text:list-item>
        <text:list-item>
          <text:p text:style-name="P11"><text:span text:style-name="T2">Daily Stand-ups (Scrum):</text:span> The team meets daily for 15 minutes to synchronize efforts, discuss progress (What I did yesterday, What I will do today), and identify roadblocks.</text:p>
        </text:list-item>
      </text:list>
      <text:p text:style-name="P6"/>
      <text:h text:style-name="P7" text:outline-level="2">🧪 3. Testing &amp; Review (Verification &amp; Validation)</text:h>
      <text:p text:style-name="P3">Testing is continuous and happens within each Sprint.</text:p>
      <text:list text:style-name="L5">
        <text:list-item>
          <text:p text:style-name="P12"><text:span text:style-name="T2">Unit Testing &amp; Integration Testing:</text:span> Performed by developers as code is written.</text:p>
        </text:list-item>
        <text:list-item>
          <text:p text:style-name="P12"><text:soft-page-break/><text:span text:style-name="T2">Sprint Review:</text:span> At the end of the Sprint, the team demonstrates the completed increment (working features) to stakeholders. Stakeholders provide feedback.</text:p>
        </text:list-item>
        <text:list-item>
          <text:p text:style-name="P12"><text:span text:style-name="T2">User Acceptance Testing (UAT):</text:span> Users or the Product Owner test the features against the User Stories to ensure they meet the defined requirements.</text:p>
        </text:list-item>
      </text:list>
      <text:p text:style-name="P6"/>
      <text:h text:style-name="P7" text:outline-level="2">🔄 4. Deployment (Release &amp; Feedback)</text:h>
      <text:p text:style-name="P3">Once an increment is deemed stable and valuable, it can be released. In Agile, deployment can occur after every few Sprints or when a significant milestone (e.g., a Beta version) is reached.</text:p>
      <text:list text:style-name="L6">
        <text:list-item>
          <text:p text:style-name="P13"><text:span text:style-name="T2">Continuous Integration/Continuous Delivery (CI/CD):</text:span> Automated processes ensure the latest code is built and can be deployed quickly and reliably.</text:p>
        </text:list-item>
        <text:list-item>
          <text:p text:style-name="P13"><text:span text:style-name="T2">Release to Beta/Pilot Users:</text:span> Initial launch to a small group for real-world feedback on the core features.</text:p>
        </text:list-item>
      </text:list>
      <text:p text:style-name="P6"/>
      <text:h text:style-name="P7" text:outline-level="2">👂 5. Retrospective &amp; Adaptation (Continuous Improvement)</text:h>
      <text:p text:style-name="P3">This phase ensures the <text:span text:style-name="T3">process</text:span> itself improves.</text:p>
      <text:list text:style-name="L7">
        <text:list-item>
          <text:p text:style-name="P14"><text:span text:style-name="T2">Sprint Retrospective:</text:span> After the Sprint Review, the development team meets internally to discuss:</text:p>
          <text:list>
            <text:list-item>
              <text:p text:style-name="P14">What went well?</text:p>
            </text:list-item>
            <text:list-item>
              <text:p text:style-name="P14">What could be improved?</text:p>
            </text:list-item>
            <text:list-item>
              <text:p text:style-name="P14">What will we commit to changing in the next Sprint?</text:p>
            </text:list-item>
          </text:list>
        </text:list-item>
        <text:list-item>
          <text:p text:style-name="P14"><text:span text:style-name="T2">Product Backlog Adjustment:</text:span> Based on customer feedback from the Sprint Review and market changes, the <text:span text:style-name="T2">Product Backlog</text:span> is reprioritized and refined for the next set of Sprints. The cycle then repeats, ensuring the app continuously evolves and delivers maximum value.</text:p>
          <text:p text:style-name="P15"><text:s text:c="33"/></text:p>
        </text:list-item>
      </text:list>
      <text:p text:style-name="P16"/>
      <text:p text:style-name="P16"><text:soft-page-break/></text:p>
      <text:p text:style-name="P16"/>
      <text:list text:continue-numbering="true" text:style-name="L7">
        <text:list-header>
          <text:p text:style-name="P17"><text:s text:c="10"/>SUMMARY</text:p>
        </text:list-header>
      </text:list>
      <text:h text:style-name="P2" text:outline-level="2">🛠️ Building "Local Pro Connect": The Simple Agile Way</text:h>
      <text:h text:style-name="P8" text:outline-level="3">Phase 1: Planning and Dreaming 💭</text:h>
      <text:p text:style-name="P3">(What do we want to build?)</text:p>
      <text:list text:style-name="L8">
        <text:list-item>
          <text:p text:style-name="P18"><text:span text:style-name="T2">Define the Big Idea:</text:span> We decide exactly what the app is for (connecting users to trusted plumbers, tutors, etc.) and what makes it special (reliable ratings and verified pros).</text:p>
        </text:list-item>
        <text:list-item>
          <text:p text:style-name="P18"><text:span text:style-name="T2">Make a Wish List:</text:span> We write down every feature we <text:span text:style-name="T3">might</text:span> want—this is called the <text:span text:style-name="T2">Product Backlog</text:span>. (e.g., Search, Profiles, Reviews, Login.)</text:p>
        </text:list-item>
        <text:list-item>
          <text:p text:style-name="P18"><text:span text:style-name="T2">Choose the First Steps:</text:span> We pick the most important, basic things we need to get started (like creating a simple profile and a way to log in).</text:p>
        </text:list-item>
      </text:list>
      <text:p text:style-name="P6"/>
      <text:h text:style-name="P8" text:outline-level="3">Phase 2: Building in Small Chunks (Sprints) 🧱</text:h>
      <text:p text:style-name="P3">(The actual work, done in short bursts.)</text:p>
      <text:p text:style-name="P3">We work in cycles called <text:span text:style-name="T2">Sprints</text:span>, which are usually 2 or 3 weeks long.</text:p>
      <text:h text:style-name="P19" text:outline-level="4">A. Start of the Cycle (Sprint Planning)</text:h>
      <text:list text:style-name="L9">
        <text:list-item>
          <text:p text:style-name="P20">The team looks at the Wish List and says, "Okay, this week, we will definitely build <text:span text:style-name="T2">user login</text:span> and the <text:span text:style-name="T2">basic search button</text:span>."</text:p>
        </text:list-item>
        <text:list-item>
          <text:p text:style-name="P20">This becomes our goal for the next two weeks.</text:p>
        </text:list-item>
      </text:list>
      <text:h text:style-name="P19" text:outline-level="4">B. The Daily Grind (Execution)</text:h>
      <text:list text:style-name="L10">
        <text:list-item>
          <text:p text:style-name="P21"><text:span text:style-name="T2">Daily Check-in:</text:span> Every morning, the team has a quick, 15-minute meeting (the <text:span text:style-name="T2">Daily Stand-up</text:span>). Everyone answers three simple questions:</text:p>
          <text:list>
            <text:list-item>
              <text:p text:style-name="P21">What did I finish yesterday?</text:p>
            </text:list-item>
            <text:list-item>
              <text:p text:style-name="P21">What am I working on today?</text:p>
            </text:list-item>
            <text:list-item>
              <text:p text:style-name="P21">Is anything stopping me?</text:p>
            </text:list-item>
          </text:list>
        </text:list-item>
        <text:list-item>
          <text:p text:style-name="P21"><text:soft-page-break/>The developers build the features and test them constantly to make sure they work right away.</text:p>
        </text:list-item>
      </text:list>
      <text:p text:style-name="P6"/>
      <text:h text:style-name="P8" text:outline-level="3">Phase 3: Showing and Fixing (Review and Repeat) 👀</text:h>
      <text:p text:style-name="P3">(Making sure we built the right thing and improving the process.)</text:p>
      <text:h text:style-name="P19" text:outline-level="4">A. Show the Work (Sprint Review)</text:h>
      <text:list text:style-name="L11">
        <text:list-item>
          <text:p text:style-name="P22">At the end of the two weeks, the team shows the new, working features (like the new login screen and the search button) to the owner/stakeholders.</text:p>
        </text:list-item>
        <text:list-item>
          <text:p text:style-name="P22">The owner uses it and gives <text:span text:style-name="T2">immediate feedback</text:span>: "I like the login, but the search button needs to be bigger."</text:p>
        </text:list-item>
      </text:list>
      <text:h text:style-name="P19" text:outline-level="4">B. Improve the Process (Retrospective)</text:h>
      <text:list text:style-name="L12">
        <text:list-item>
          <text:p text:style-name="P23">The <text:span text:style-name="T3">development team</text:span> meets privately to discuss <text:span text:style-name="T3">how</text:span> they worked: "We spent too much time on the search button. Next time, let's coordinate better."</text:p>
        </text:list-item>
        <text:list-item>
          <text:p text:style-name="P23">They agree on one change to make the next cycle better.</text:p>
        </text:list-item>
      </text:list>
      <text:h text:style-name="P19" text:outline-level="4">C. Repeat!</text:h>
      <text:list text:style-name="L13">
        <text:list-item>
          <text:p text:style-name="P24">Based on the owner's feedback and the team's improvement plan, the team goes back to the Wish List, picks the next most important features (maybe creating a full provider profile), and starts a brand new Sprint.</text:p>
        </text:list-item>
      </text:list>
      <text:p text:style-name="P25"><text:span text:style-name="T4"/></text:p>
      <text:p text:style-name="P25"><text:s text:c="23"/>Core Scrum Team</text:p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<text:span text:style-name="Strong_20_Emphasis"><text:span text:style-name="T5">Role</text:span></text:span></text:p>
            </table:table-cell>
            <table:table-cell table:style-name="Table1.A1" office:value-type="string">
              <text:p text:style-name="P27"><text:span text:style-name="Strong_20_Emphasis"><text:span text:style-name="T5">Key Responsibilities</text:span></text:span></text:p>
            </table:table-cell>
            <table:table-cell table:style-name="Table1.A1" office:value-type="string">
              <text:p text:style-name="P27"><text:span text:style-name="Strong_20_Emphasis"><text:span text:style-name="T5">Focus for Local Pro Connect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8">Product Owner (PO)</text:p>
          </table:table-cell>
          <table:table-cell table:style-name="Table1.A1" office:value-type="string">
            <text:p text:style-name="P29"><text:span text:style-name="T6">Defines </text:span><text:span text:style-name="T7">what</text:span><text:span text:style-name="T6"> to build.</text:span> Owns the <text:span text:style-name="T6">Product Backlog</text:span> (the wish list). Prioritizes features based on business value, market feedback, and user needs (e.g., deciding that Payments is more <text:soft-page-break/>important than Advanced Admin Reporting).</text:p>
          </table:table-cell>
          <table:table-cell table:style-name="Table1.A1" office:value-type="string">
            <text:p text:style-name="P29">Defines user stories for Profiles, Reviews, and Monetization. <text:span text:style-name="T6">Serves as the voice of the customer.</text:span></text:p>
          </table:table-cell>
        </table:table-row>
        <table:table-row>
          <table:table-cell table:style-name="Table1.A1" office:value-type="string">
            <text:p text:style-name="P28">Scrum Master (SM)</text:p>
          </table:table-cell>
          <table:table-cell table:style-name="Table1.A1" office:value-type="string">
            <text:p text:style-name="P29"><text:span text:style-name="T6">Defines </text:span><text:span text:style-name="T7">how</text:span><text:span text:style-name="T6"> the team works.</text:span> Facilitates all Scrum ceremonies (Stand-ups, Planning, Retrospective). Removes roadblocks and ensures the team is focused and adhering to Agile principles.</text:p>
          </table:table-cell>
          <table:table-cell table:style-name="Table1.A1" office:value-type="string">
            <text:p text:style-name="P29">Ensures Sprints finish on time and helps resolve issues like <text:span text:style-name="T8">integration delays</text:span> between the frontend and backend teams.</text:p>
          </table:table-cell>
        </table:table-row>
        <table:table-row>
          <table:table-cell table:style-name="Table1.A1" office:value-type="string">
            <text:p text:style-name="P28">Full-Stack Developers (3-5)</text:p>
          </table:table-cell>
          <table:table-cell table:style-name="Table1.A1" office:value-type="string">
            <text:p text:style-name="P29"><text:span text:style-name="T6">Builds the application.</text:span> Writes code for both the frontend (UI/UX) and backend (API/Logic). Responsible for unit testing their own code.</text:p>
          </table:table-cell>
          <table:table-cell table:style-name="Table1.A1" office:value-type="string">
            <text:p text:style-name="P29"><text:span text:style-name="T8">Handles development across all Sprints:</text:span> User Authentication, API development, Database modeling, and Feature implementation (Booking, Messaging).</text:p>
          </table:table-cell>
        </table:table-row>
        <table:table-row>
          <table:table-cell table:style-name="Table1.A1" office:value-type="string">
            <text:p text:style-name="P28">Quality Assurance (QA) Engineer</text:p>
          </table:table-cell>
          <table:table-cell table:style-name="Table1.A1" office:value-type="string">
            <text:p text:style-name="P29"><text:span text:style-name="T6">Tests the application.</text:span> Designs and executes test plans (manual and automated) to verify that features meet the user stories and are bug-free.</text:p>
          </table:table-cell>
          <table:table-cell table:style-name="Table1.A1" office:value-type="string">
            <text:p text:style-name="P29">Focuses on critical areas like <text:span text:style-name="T6">Payment integration (Sprint 7)</text:span> and <text:span text:style-name="T6">Verification Workflows (Sprint 3)</text:span> to prevent financial and security issues.</text:p>
          </table:table-cell>
        </table:table-row>
      </table:table>
      <text:p text:style-name="P26"/>
      <text:p text:style-name="P30"><text:s text:c="20"/></text:p>
      <text:p text:style-name="P31"/>
      <text:p text:style-name="P31"/>
      <text:p text:style-name="P31"/>
      <text:p text:style-name="P32">Millstone or Sprint to complete the project's</text:p>
      <text:p text:style-name="P33">We will use three full 2-week Sprints (6 weeks) and one final 1-week Sprint for testing and deployment.</text:p>
      <text:h text:style-name="P34" text:outline-level="3">🏃 Sprint 1: Foundation &amp; User Access (Weeks 1-2)</text:h>
      <text:p text:style-name="P35"><text:span text:style-name="T2">Goal:</text:span> Launch the absolute barebones system where users and providers can login, and basic searching works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>
            <table:table-cell table:style-name="Table2.A1" office:value-type="string">
              <text:p text:style-name="P27"><text:span text:style-name="Strong_20_Emphasis"><text:span text:style-name="T5">Feature Area</text:span></text:span></text:p>
            </table:table-cell>
            <table:table-cell table:style-name="Table2.A1" office:value-type="string">
              <text:p text:style-name="P27"><text:span text:style-name="Strong_20_Emphasis"><text:span text:style-name="T5">Priority Feature (Must Have)</text:span></text:span></text:p>
            </table:table-cell>
            <table:table-cell table:style-name="Table2.A1" office:value-type="string">
              <text:p text:style-name="P27"><text:span text:style-name="Strong_20_Emphasis"><text:span text:style-name="T5">What We Are Cutting</text:span></text:span></text:p>
            </table:table-cell>
          </table:table-row>
        </table:table-header-rows>
        <table:table-row>
          <table:table-cell table:style-name="Table2.A1" office:value-type="string">
            <text:p text:style-name="P28">Authentication</text:p>
          </table:table-cell>
          <table:table-cell table:style-name="Table2.A1" office:value-type="string">
            <text:p text:style-name="P29">User and Provider Registration/Login.</text:p>
          </table:table-cell>
          <table:table-cell table:style-name="Table2.A1" office:value-type="string">
            <text:p text:style-name="P29">Email verification, password reset flows.</text:p>
          </table:table-cell>
        </table:table-row>
        <table:table-row>
          <table:table-cell table:style-name="Table2.A1" office:value-type="string">
            <text:p text:style-name="P28">Core Search</text:p>
          </table:table-cell>
          <table:table-cell table:style-name="Table2.A1" office:value-type="string">
            <text:p text:style-name="P29">Basic search bar (by <text:span text:style-name="T6">Keyword Only</text:span>).</text:p>
          </table:table-cell>
          <table:table-cell table:style-name="Table2.A1" office:value-type="string">
            <text:p text:style-name="P29">Advanced filtering (location, rating, service).</text:p>
          </table:table-cell>
        </table:table-row>
        <table:table-row>
          <table:table-cell table:style-name="Table2.A1" office:value-type="string">
            <text:p text:style-name="P28">Display</text:p>
          </table:table-cell>
          <table:table-cell table:style-name="Table2.A1" office:value-type="string">
            <text:p text:style-name="P29">Simple list view of results with Provider Name and Service Type.</text:p>
          </table:table-cell>
          <table:table-cell table:style-name="Table2.A1" office:value-type="string">
            <text:p text:style-name="P29">Profile pictures, detailed descriptions.</text:p>
          </table:table-cell>
        </table:table-row>
        <table:table-row>
          <table:table-cell table:style-name="Table2.A1" office:value-type="string">
            <text:p text:style-name="P28">Admin Access</text:p>
          </table:table-cell>
          <table:table-cell table:style-name="Table2.A1" office:value-type="string">
            <text:p text:style-name="P29">Admin dashboard to see all registered Users/Providers.</text:p>
          </table:table-cell>
          <table:table-cell table:style-name="Table2.A1" office:value-type="string">
            <text:p text:style-name="P36">Admin verification workflows.</text:p>
          </table:table-cell>
        </table:table-row>
      </table:table>
      <text:p text:style-name="P37"><text:span text:style-name="T9">Result:</text:span><text:span text:style-name="T3"> A working directory structure where providers are entering precise location data.</text:span></text:p>
      <text:p text:style-name="P37">🏃 Sprint 2: Profiles &amp; Simple Reviews (Weeks 3-4)</text:p>
      <text:p text:style-name="P38"><text:span text:style-name="T2">Goal:</text:span> Establish the single most important trust element (reviews) and basic contact information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7"><text:span text:style-name="Strong_20_Emphasis"><text:span text:style-name="T5">Feature Area</text:span></text:span></text:p>
            </table:table-cell>
            <table:table-cell table:style-name="Table3.A1" office:value-type="string">
              <text:p text:style-name="P27"><text:span text:style-name="Strong_20_Emphasis"><text:span text:style-name="T5">Priority Feature (Must Have)</text:span></text:span></text:p>
            </table:table-cell>
            <table:table-cell table:style-name="Table3.A1" office:value-type="string">
              <text:p text:style-name="P27"><text:span text:style-name="Strong_20_Emphasis"><text:span text:style-name="T5">Rationale</text:span></text:span></text:p>
            </table:table-cell>
          </table:table-row>
        </table:table-header-rows>
        <table:table-row>
          <table:table-cell table:style-name="Table3.A1" office:value-type="string">
            <text:p text:style-name="P28">Hyper-Local Search</text:p>
          </table:table-cell>
          <table:table-cell table:style-name="Table3.A1" office:value-type="string">
            <text:p text:style-name="P29">Users enter their <text:span text:style-name="T6">specific address/quarter</text:span>. The system calculates and sorts results by the <text:span text:style-name="T6">distance</text:span> between the User's and Provider's addresses (from Sprint 1).</text:p>
          </table:table-cell>
          <table:table-cell table:style-name="Table3.A1" office:value-type="string">
            <text:p text:style-name="P29"><text:span text:style-name="T6">THE KEY DISTINGUISHER.</text:span> This is the core value proposition.</text:p>
          </table:table-cell>
        </table:table-row>
        <table:table-row>
          <table:table-cell table:style-name="Table3.A1" office:value-type="string">
            <text:p text:style-name="P28">Provider Profiles</text:p>
          </table:table-cell>
          <table:table-cell table:style-name="Table3.A1" office:value-type="string">
            <text:p text:style-name="P29">Provider can input name, service description, and one contact phone number.</text:p>
          </table:table-cell>
          <table:table-cell table:style-name="Table3.A1" office:value-type="string">
            <text:p text:style-name="P29">Necessary minimum information.</text:p>
          </table:table-cell>
        </table:table-row>
        <table:table-row>
          <table:table-cell table:style-name="Table3.A1" office:value-type="string">
            <text:p text:style-name="P28">Review System</text:p>
          </table:table-cell>
          <table:table-cell table:style-name="Table3.A1" office:value-type="string">
            <text:p text:style-name="P29"><text:span text:style-name="T6">Simple 1-5 Star Rating</text:span> functionality <text:span text:style-name="T6">ONLY</text:span>.</text:p>
          </table:table-cell>
          <table:table-cell table:style-name="Table3.A1" office:value-type="string">
            <text:p text:style-name="P29">Establishes the trust mechanism.</text:p>
          </table:table-cell>
        </table:table-row>
        <table:table-row>
          <table:table-cell table:style-name="Table3.A1" office:value-type="string">
            <text:p text:style-name="P28">Display</text:p>
          </table:table-cell>
          <table:table-cell table:style-name="Table3.A1" office:value-type="string">
            <text:p text:style-name="P29">Display the <text:span text:style-name="T6">calculated distance (e.g., "1.2 km away")</text:span> on the search result list.</text:p>
          </table:table-cell>
          <table:table-cell table:style-name="Table3.A1" office:value-type="string">
            <text:p text:style-name="P36">Confirms to the user that the hyper-local feature is working.</text:p>
          </table:table-cell>
        </table:table-row>
      </table:table>
      <text:p text:style-name="P39"><text:span text:style-name="T10">Result:</text:span><text:span text:style-name="T11"> The app is a distance-optimized service directory where users can find the closest, highest-rated provider.</text:span></text:p>
      <text:p text:style-name="P37"><text:soft-page-break/>🏃 Sprint 3: Communication &amp; Polish (Weeks 5-6)</text:p>
      <text:p text:style-name="P38"><text:span text:style-name="T2">Goal:</text:span> Enable users to contact the provider and polish the experience for release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27"><text:span text:style-name="Strong_20_Emphasis"><text:span text:style-name="T5">Feature Area</text:span></text:span></text:p>
            </table:table-cell>
            <table:table-cell table:style-name="Table4.A1" office:value-type="string">
              <text:p text:style-name="P27"><text:span text:style-name="Strong_20_Emphasis"><text:span text:style-name="T5">Priority Feature (Must Have)</text:span></text:span></text:p>
            </table:table-cell>
            <table:table-cell table:style-name="Table4.A1" office:value-type="string">
              <text:p text:style-name="P27"><text:span text:style-name="Strong_20_Emphasis"><text:span text:style-name="T5">What We Are Cutting</text:span></text:span></text:p>
            </table:table-cell>
          </table:table-row>
        </table:table-header-rows>
        <table:table-row>
          <table:table-cell table:style-name="Table4.A1" office:value-type="string">
            <text:p text:style-name="P28">Communication</text:p>
          </table:table-cell>
          <table:table-cell table:style-name="Table4.A1" office:value-type="string">
            <text:p text:style-name="P29">Add a <text:span text:style-name="T6">"Call Now" button</text:span> to the Provider Profile that uses the phone number entered in Sprint 2.</text:p>
          </table:table-cell>
          <table:table-cell table:style-name="Table4.A1" office:value-type="string">
            <text:p text:style-name="P29">In-app messaging, booking request forms.</text:p>
          </table:table-cell>
        </table:table-row>
        <table:table-row>
          <table:table-cell table:style-name="Table4.A1" office:value-type="string">
            <text:p text:style-name="P28">User Trust</text:p>
          </table:table-cell>
          <table:table-cell table:style-name="Table4.A1" office:value-type="string">
            <text:p text:style-name="P29">Display the <text:span text:style-name="T6">Average Star Rating</text:span> prominently on the search list and profile.</text:p>
          </table:table-cell>
          <table:table-cell table:style-name="Table4.A1" office:value-type="string">
            <text:p text:style-name="P29">"Verified" badges, social media links.</text:p>
          </table:table-cell>
        </table:table-row>
        <table:table-row>
          <table:table-cell table:style-name="Table4.A1" office:value-type="string">
            <text:p text:style-name="P28">Usability</text:p>
          </table:table-cell>
          <table:table-cell table:style-name="Table4.A1" office:value-type="string">
            <text:p text:style-name="P29">Basic mobile responsiveness (ensure the website works well on phone screens).</text:p>
          </table:table-cell>
          <table:table-cell table:style-name="Table4.A1" office:value-type="string">
            <text:p text:style-name="P29">Dedicated native mobile app development.</text:p>
          </table:table-cell>
        </table:table-row>
        <table:table-row>
          <table:table-cell table:style-name="Table4.A1" office:value-type="string">
            <text:p text:style-name="P28">Legal</text:p>
          </table:table-cell>
          <table:table-cell table:style-name="Table4.A1" office:value-type="string">
            <text:p text:style-name="P29">Links to mandatory Terms of Service and Privacy Policy pages (static content).</text:p>
          </table:table-cell>
          <table:table-cell table:style-name="Table4.A1" office:value-type="string">
            <text:p text:style-name="P36">Comprehensive provider contracts, dispute resolution.</text:p>
          </table:table-cell>
        </table:table-row>
      </table:table>
      <text:p text:style-name="P37"><text:span text:style-name="T2">Goal:</text:span> Enable users to contact the provider and polish the experience for release.</text:p>
      <text:p text:style-name="P37">🏃 Sprint 4 (Final Week): Testing &amp; Deployment (Week 7)</text:p>
      <text:p text:style-name="P38"><text:span text:style-name="T2">Goal:</text:span> Security check, bug fixing, and going live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7"><text:span text:style-name="Strong_20_Emphasis"><text:span text:style-name="T5">Activity</text:span></text:span></text:p>
            </table:table-cell>
            <table:table-cell table:style-name="Table5.A1" office:value-type="string">
              <text:p text:style-name="P27"><text:span text:style-name="Strong_20_Emphasis"><text:span text:style-name="T5">Focus Area</text:span></text:span></text:p>
            </table:table-cell>
            <table:table-cell table:style-name="Table5.A1" office:value-type="string">
              <text:p text:style-name="P27"><text:span text:style-name="Strong_20_Emphasis"><text:span text:style-name="T5">Status</text:span></text:span></text:p>
            </table:table-cell>
          </table:table-row>
        </table:table-header-rows>
        <table:table-row>
          <table:table-cell table:style-name="Table5.A1" office:value-type="string">
            <text:p text:style-name="P28">QA Check</text:p>
          </table:table-cell>
          <table:table-cell table:style-name="Table5.A1" office:value-type="string">
            <text:p text:style-name="P29"><text:span text:style-name="T6">Final Security Audit</text:span> on login/registration.</text:p>
          </table:table-cell>
          <table:table-cell table:style-name="Table5.A1" office:value-type="string">
            <text:p text:style-name="P28">CRITICAL</text:p>
          </table:table-cell>
        </table:table-row>
        <table:table-row>
          <table:table-cell table:style-name="Table5.A1" office:value-type="string">
            <text:p text:style-name="P28">Bug Fixing</text:p>
          </table:table-cell>
          <table:table-cell table:style-name="Table5.A1" office:value-type="string">
            <text:p text:style-name="P29">Resolve all high-priority bugs found in Sprint 3 testing.</text:p>
          </table:table-cell>
          <table:table-cell table:style-name="Table5.A1" office:value-type="string">
            <text:p text:style-name="P28">CRITICAL</text:p>
          </table:table-cell>
        </table:table-row>
        <table:table-row>
          <table:table-cell table:style-name="Table5.A1" office:value-type="string">
            <text:p text:style-name="P28">Infrastructure</text:p>
          </table:table-cell>
          <table:table-cell table:style-name="Table5.A1" office:value-type="string">
            <text:p text:style-name="P29"><text:span text:style-name="T6">Full CI/CD Deployment</text:span> pipeline test.</text:p>
          </table:table-cell>
          <table:table-cell table:style-name="Table5.A1" office:value-type="string">
            <text:p text:style-name="P28">CRITICAL</text:p>
          </table:table-cell>
        </table:table-row>
        <table:table-row>
          <table:table-cell table:style-name="Table5.A1" office:value-type="string">
            <text:p text:style-name="P28">Launch</text:p>
          </table:table-cell>
          <table:table-cell table:style-name="Table5.A1" office:value-type="string">
            <text:p text:style-name="P29">Go live to the public!</text:p>
          </table:table-cell>
          <table:table-cell table:style-name="Table5.A1" office:value-type="string">
            <text:p text:style-name="P28">COMPLETED</text:p>
          </table:table-cell>
        </table:table-row>
      </table:table>
      <text:p text:style-name="P40"/>
      <text:p text:style-name="P40"/>
      <text:p text:style-name="P40"/>
      <text:p text:style-name="P40"><text:s text:c="33"/><text:span text:style-name="T12"><text:s/></text:span><text:span text:style-name="T13">Breakdown of Sprint Tasks</text:span></text:p>
      <text:h text:style-name="P41" text:outline-level="2"><text:soft-page-break/>🏃 Sprint 1: Foundation &amp; User Access Breakdown (Weeks 1-2)</text:h>
      <text:p text:style-name="P38"><text:span text:style-name="T2">Sprint Goal:</text:span> Launch the barebones system where users and providers can log in, enter their address, and see a basic search result list.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27"><text:span text:style-name="Strong_20_Emphasis"><text:span text:style-name="T5">Feature Area</text:span></text:span></text:p>
            </table:table-cell>
            <table:table-cell table:style-name="Table6.A1" office:value-type="string">
              <text:p text:style-name="P27"><text:span text:style-name="Strong_20_Emphasis"><text:span text:style-name="T5">Priority Feature (Must Have)</text:span></text:span></text:p>
            </table:table-cell>
            <table:table-cell table:style-name="Table6.A1" office:value-type="string">
              <text:p text:style-name="P27"><text:span text:style-name="Strong_20_Emphasis"><text:span text:style-name="T5">Language/Technology</text:span></text:span></text:p>
            </table:table-cell>
          </table:table-row>
        </table:table-header-rows>
        <table:table-row>
          <table:table-cell table:style-name="Table6.A1" office:value-type="string">
            <text:p text:style-name="P28">Provider Data</text:p>
          </table:table-cell>
          <table:table-cell table:style-name="Table6.A1" office:value-type="string">
            <text:p text:style-name="P29">Provider input for their <text:span text:style-name="T6">Fixed Street Address/Location</text:span>.</text:p>
          </table:table-cell>
          <table:table-cell table:style-name="Table6.A1" office:value-type="string">
            <text:p text:style-name="P29">Python (Backend) &amp; HTML/CSS/JS (Frontend)</text:p>
          </table:table-cell>
        </table:table-row>
        <table:table-row>
          <table:table-cell table:style-name="Table6.A1" office:value-type="string">
            <text:p text:style-name="P28">Authentication</text:p>
          </table:table-cell>
          <table:table-cell table:style-name="Table6.A1" office:value-type="string">
            <text:p text:style-name="P29">User and Provider <text:span text:style-name="T6">Registration/Login</text:span>.</text:p>
          </table:table-cell>
          <table:table-cell table:style-name="Table6.A1" office:value-type="string">
            <text:p text:style-name="P29">Python (Backend) &amp; HTML/CSS/JS (Frontend)</text:p>
          </table:table-cell>
        </table:table-row>
        <table:table-row>
          <table:table-cell table:style-name="Table6.A1" office:value-type="string">
            <text:p text:style-name="P28">Core Search</text:p>
          </table:table-cell>
          <table:table-cell table:style-name="Table6.A1" office:value-type="string">
            <text:p text:style-name="P29">Basic search bar (by <text:span text:style-name="T6">Keyword Only</text:span>).</text:p>
          </table:table-cell>
          <table:table-cell table:style-name="Table6.A1" office:value-type="string">
            <text:p text:style-name="P29">Python (Backend) &amp; HTML/CSS/JS (Frontend)</text:p>
          </table:table-cell>
        </table:table-row>
        <table:table-row>
          <table:table-cell table:style-name="Table6.A1" office:value-type="string">
            <text:p text:style-name="P28">Display</text:p>
          </table:table-cell>
          <table:table-cell table:style-name="Table6.A1" office:value-type="string">
            <text:p text:style-name="P29">Simple list view of results (Provider Name, Service Type).</text:p>
          </table:table-cell>
          <table:table-cell table:style-name="Table6.A1" office:value-type="string">
            <text:p text:style-name="P29">HTML/CSS/JS (Frontend)</text:p>
          </table:table-cell>
        </table:table-row>
        <table:table-row>
          <table:table-cell table:style-name="Table6.A1" office:value-type="string">
            <text:p text:style-name="P28">Admin Access</text:p>
          </table:table-cell>
          <table:table-cell table:style-name="Table6.A1" office:value-type="string">
            <text:p text:style-name="P29">Admin dashboard to see all registered Users/Providers.</text:p>
          </table:table-cell>
          <table:table-cell table:style-name="Table6.A1" office:value-type="string">
            <text:p text:style-name="P36">Python (Backend) &amp; HTML/CSS/JS (Frontend)</text:p>
          </table:table-cell>
        </table:table-row>
      </table:table>
      <text:p text:style-name="P38"/>
      <text:p text:style-name="P42">That's an excellent approach! With a team of six and a 2-week deadline for Sprint 1, clear planning and assignment of tasks are essential.</text:p>
      <text:p text:style-name="P38">Given your team's skill set (<text:span text:style-name="T2">HTML/CSS, Python, Java</text:span>), we will choose a <text:span text:style-name="T2">Python-centric full-stack architecture</text:span> for speed and simplicity.</text:p>
      <text:h text:style-name="P43" text:outline-level="2">🏃 Sprint 1: Detailed Breakdown (2 Weeks)</text:h>
      <text:h text:style-name="P44" text:outline-level="3">🎯 Sprint 1 Goal</text:h>
      <text:p text:style-name="P38">Launch the absolute barebones system where users and providers can <text:span text:style-name="T2">register/log in</text:span>, providers can input their <text:span text:style-name="T2">specific location data</text:span> (for hyper-local search in Sprint 2), and a basic list of providers is displayed.</text:p>
      <text:p text:style-name="P45"/>
      <text:h text:style-name="P44" text:outline-level="3">💻 Technology Stack Choices</text:h>
      <text:p text:style-name="P38">To maximize your team's current language skills and hit the 7-week deadline, here is the suggested stack:</text:p>
      <text:list text:style-name="L14">
        <text:list-item>
          <text:p text:style-name="P46"><text:soft-page-break/><text:span text:style-name="T2">Backend/API (Server Logic):</text:span> <text:span text:style-name="T2">Python</text:span> using the <text:span text:style-name="T2">Django</text:span> or <text:span text:style-name="T2">Flask</text:span> framework. <text:span text:style-name="T3">(We'll use </text:span><text:span text:style-name="T9">Django</text:span><text:span text:style-name="T3"> for its "batteries included" features like the built-in Admin panel, which is required for Sprint 1.)</text:span></text:p>
        </text:list-item>
        <text:list-item>
          <text:p text:style-name="P46"><text:span text:style-name="T2">Frontend (Website/Web App):</text:span> <text:span text:style-name="T2">HTML, CSS, and basic JavaScript</text:span> (rendered by Django templates).</text:p>
        </text:list-item>
        <text:list-item>
          <text:p text:style-name="P46"><text:span text:style-name="T2">Database:</text:span> <text:span text:style-name="T2">PostgreSQL</text:span> or <text:span text:style-name="T2">SQLite</text:span> (SQLite is faster for local development, switch to PostgreSQL for production).</text:p>
        </text:list-item>
      </text:list>
      <text:list text:style-name="L15">
        <text:list-item>
          <text:list>
            <text:list-item>
              <text:p text:style-name="P47"><text:span text:style-name="T2">Recommendation:</text:span> For the <text:span text:style-name="T2">7-week MVP</text:span>, you must <text:span text:style-name="T2">cut the native mobile app</text:span> and focus entirely on building a high-quality, mobile-responsive website (using HTML/CSS/Django). Building a native app is too complex and time-consuming for a 7-week deadline. We will treat the website as the primary <text:span text:style-name="T2">mobile web app</text:span>.</text:p>
            </text:list-item>
          </text:list>
        </text:list-item>
      </text:list>
      <text:p text:style-name="P45"/>
      <text:h text:style-name="P44" text:outline-level="3">🛠️ Integrated Development Environment (IDE)</text:h>
      <text:p text:style-name="P38"><text:span text:style-name="T2">VS Code</text:span> is absolutely sufficient and highly recommended for your entire stack:</text:p>
      <text:list text:style-name="L16">
        <text:list-item>
          <text:p text:style-name="P48"><text:span text:style-name="T2">Python/Django:</text:span> Excellent extensions for debugging, linting, and virtual environments.</text:p>
        </text:list-item>
        <text:list-item>
          <text:p text:style-name="P48"><text:span text:style-name="T2">HTML/CSS:</text:span> Robust support for syntax highlighting and live previews.</text:p>
        </text:list-item>
        <text:list-item>
          <text:p text:style-name="P48"><text:span text:style-name="T2">Database:</text:span> Extensions to browse and manage your database directly within the IDE.</text:p>
        </text:list-item>
      </text:list>
      <text:p text:style-name="P45"/>
      <text:h text:style-name="P44" text:outline-level="3">📋 Team of Six: Task Breakdown and Assignment</text:h>
      <text:p text:style-name="P38">Assume 3 developers focused on the Backend (Python/Database) and 3 developers focused on the Frontend (HTML/CSS/UX).</text:p>
      <text:p text:style-name="P4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27"><text:span text:style-name="Strong_20_Emphasis"><text:span text:style-name="T5">Team Member (Role)</text:span></text:span></text:p>
            </table:table-cell>
            <table:table-cell table:style-name="Table7.A1" office:value-type="string">
              <text:p text:style-name="P27"><text:span text:style-name="Strong_20_Emphasis"><text:span text:style-name="T5">Focus Area</text:span></text:span></text:p>
            </table:table-cell>
            <table:table-cell table:style-name="Table7.A1" office:value-type="string">
              <text:p text:style-name="P27"><text:span text:style-name="Strong_20_Emphasis"><text:span text:style-name="T5">Detailed Tasks for Sprint 1</text:span></text:span></text:p>
            </table:table-cell>
            <table:table-cell table:style-name="Table7.A1" office:value-type="string">
              <text:p text:style-name="P27"><text:span text:style-name="Strong_20_Emphasis"><text:span text:style-name="T5">Estimated Duration</text:span></text:span></text:p>
            </table:table-cell>
          </table:table-row>
        </table:table-header-rows>
        <table:table-row>
          <table:table-cell table:style-name="Table7.A1" office:value-type="string">
            <text:p text:style-name="P28">P.O. / SM</text:p>
          </table:table-cell>
          <table:table-cell table:style-name="Table7.A1" office:value-type="string">
            <text:p text:style-name="P29"><text:span text:style-name="T6">Product Owner / Scrum Master</text:span> <text:soft-page-break/>(Facilitation &amp; Prioritization)</text:p>
          </table:table-cell>
          <table:table-cell table:style-name="Table7.A1" office:value-type="string">
            <text:p text:style-name="P29">Define exact fields for registration forms; remove roadblocks; lead daily stand-<text:soft-page-break/>ups.</text:p>
          </table:table-cell>
          <table:table-cell table:style-name="Table7.A1" office:value-type="string">
            <text:p text:style-name="P29">Ongoing</text:p>
          </table:table-cell>
        </table:table-row>
        <table:table-row>
          <table:table-cell table:style-name="Table7.A1" office:value-type="string">
            <text:p text:style-name="P28">Dev 1 (Backend)</text:p>
          </table:table-cell>
          <table:table-cell table:style-name="Table7.A1" office:value-type="string">
            <text:p text:style-name="P29"><text:span text:style-name="T6">Core Infrastructure</text:span> (Python/DB)</text:p>
          </table:table-cell>
          <table:table-cell table:style-name="Table7.A1" office:value-type="string">
            <text:p text:style-name="P29">1. Set up the Django project, database (SQLite/PostgreSQL), and hosting environment. 2. Define the <text:span text:style-name="T6">User</text:span> and <text:span text:style-name="T6">Provider</text:span> data models (what fields they have).</text:p>
          </table:table-cell>
          <table:table-cell table:style-name="Table7.A1" office:value-type="string">
            <text:p text:style-name="P29">6 Days</text:p>
          </table:table-cell>
        </table:table-row>
        <table:table-row>
          <table:table-cell table:style-name="Table7.A1" office:value-type="string">
            <text:p text:style-name="P28">Dev 2 (Backend)</text:p>
          </table:table-cell>
          <table:table-cell table:style-name="Table7.A1" office:value-type="string">
            <text:p text:style-name="P29"><text:span text:style-name="T6">Authentication API</text:span> (Python)</text:p>
          </table:table-cell>
          <table:table-cell table:style-name="Table7.A1" office:value-type="string">
            <text:p text:style-name="P29">1. Implement API endpoints for User/Provider <text:span text:style-name="T6">Registration</text:span> (create new account). 2. Implement API endpoints for User/Provider <text:span text:style-name="T6">Login</text:span> (authenticate).</text:p>
          </table:table-cell>
          <table:table-cell table:style-name="Table7.A1" office:value-type="string">
            <text:p text:style-name="P29">7 Days</text:p>
          </table:table-cell>
        </table:table-row>
        <table:table-row>
          <table:table-cell table:style-name="Table7.A1" office:value-type="string">
            <text:p text:style-name="P28">Dev 3 (Backend)</text:p>
          </table:table-cell>
          <table:table-cell table:style-name="Table7.A1" office:value-type="string">
            <text:p text:style-name="P29"><text:span text:style-name="T6">Location API</text:span> (Python/DB)</text:p>
          </table:table-cell>
          <table:table-cell table:style-name="Table7.A1" office:value-type="string">
            <text:p text:style-name="P29">1. Implement Provider Profile creation/editing, capturing the <text:span text:style-name="T6">Street Address</text:span> string. 2. Implement a simple, non-filtered API endpoint to <text:span text:style-name="T6">retrieve a list of ALL registered Providers.</text:span></text:p>
          </table:table-cell>
          <table:table-cell table:style-name="Table7.A1" office:value-type="string">
            <text:p text:style-name="P29">7 Days</text:p>
          </table:table-cell>
        </table:table-row>
        <table:table-row>
          <table:table-cell table:style-name="Table7.A1" office:value-type="string">
            <text:p text:style-name="P28">Dev 4 (Frontend)</text:p>
          </table:table-cell>
          <table:table-cell table:style-name="Table7.A1" office:value-type="string">
            <text:p text:style-name="P29"><text:span text:style-name="T6">Auth Pages</text:span> (HTML/CSS)</text:p>
          </table:table-cell>
          <table:table-cell table:style-name="Table7.A1" office:value-type="string">
            <text:p text:style-name="P29">1. Design and style the <text:span text:style-name="T6">Registration</text:span> and <text:span text:style-name="T6">Login</text:span> forms (mobile-responsive CSS). 2. Integrate these forms to send data to the Backend API (Dev 2's endpoints).</text:p>
          </table:table-cell>
          <table:table-cell table:style-name="Table7.A1" office:value-type="string">
            <text:p text:style-name="P29">6 Days</text:p>
          </table:table-cell>
        </table:table-row>
        <table:table-row>
          <table:table-cell table:style-name="Table7.A1" office:value-type="string">
            <text:p text:style-name="P28">Dev 5 (Frontend)</text:p>
          </table:table-cell>
          <table:table-cell table:style-name="Table7.A1" office:value-type="string">
            <text:p text:style-name="P29"><text:span text:style-name="T6">Provider Pages</text:span> (HTML/CSS)</text:p>
          </table:table-cell>
          <table:table-cell table:style-name="Table7.A1" office:value-type="string">
            <text:p text:style-name="P29">1. Design and style the <text:span text:style-name="T6">Provider Profile input form</text:span> (mobile-responsive CSS). 2. Design the <text:span text:style-name="T6">Provider List</text:span> view.</text:p>
          </table:table-cell>
          <table:table-cell table:style-name="Table7.A1" office:value-type="string">
            <text:p text:style-name="P29">7 Days</text:p>
          </table:table-cell>
        </table:table-row>
        <table:table-row>
          <table:table-cell table:style-name="Table7.A1" office:value-type="string">
            <text:p text:style-name="P28">Dev 6 (Full <text:soft-page-break/>Stack Support)</text:p>
          </table:table-cell>
          <table:table-cell table:style-name="Table7.A1" office:value-type="string">
            <text:p text:style-name="P29"><text:span text:style-name="T6">Integration &amp; QA</text:span> (All)</text:p>
          </table:table-cell>
          <table:table-cell table:style-name="Table7.A1" office:value-type="string">
            <text:p text:style-name="P29">1. Connect Dev 5's Provider List view to display data from <text:soft-page-break/>Dev 3's API. 2. Set up initial <text:span text:style-name="T6">Admin Dashboard</text:span> (using Django's built-in Admin). 3. Perform <text:span text:style-name="T6">manual testing</text:span> of all core paths (register <text:span text:style-name="T14">$\to$</text:span> login <text:span text:style-name="T14">$\to$</text:span> create profile).</text:p>
          </table:table-cell>
          <table:table-cell table:style-name="Table7.A1" office:value-type="string">
            <text:p text:style-name="P36">7 Days</text:p>
          </table:table-cell>
        </table:table-row>
      </table:table>
      <text:p text:style-name="P40"/>
      <text:h text:style-name="P41" text:outline-level="2">🏃 <text:span text:style-name="T15">Sprint 2: Hyper-Local Search &amp; Simple Reviews (Weeks 3-4)</text:span></text:h>
      <text:h text:style-name="P49" text:outline-level="3">🎯 <text:span text:style-name="T15">Sprint 2 Goal</text:span></text:h>
      <text:p text:style-name="P50">Implement the app's key differentiator: <text:span text:style-name="T2">accurate, distance-based search and sorting</text:span>, and establish the <text:span text:style-name="T2">simple 1-5 star rating</text:span> functionality.</text:p>
      <text:h text:style-name="P49" text:outline-level="3">💻 <text:span text:style-name="T15">Technology Focus</text:span></text:h>
      <text:list text:style-name="L17">
        <text:list-item>
          <text:p text:style-name="P51"><text:span text:style-name="T2">Backend:</text:span> Python/Django (Focus on geospatial calculation logic and API creation).</text:p>
        </text:list-item>
        <text:list-item>
          <text:p text:style-name="P51"><text:span text:style-name="T2">Frontend:</text:span> HTML/CSS/JS (Focus on presenting the distance and rating data).</text:p>
        </text:list-item>
        <text:list-item>
          <text:p text:style-name="P52"><text:span text:style-name="T16">Key Tool:</text:span><text:span text:style-name="T17"> A </text:span><text:span text:style-name="T16">geocoding library</text:span><text:span text:style-name="T17"> (like Python's </text:span><text:span text:style-name="Source_20_Text"><text:span text:style-name="T17">geopy</text:span></text:span><text:span text:style-name="T17"> or a service like Google Maps API/OpenStreetMap) is needed to convert the street addresses (from Sprint 1) into GPS coordinates ($latitude$ and $longitude$).</text:span></text:p>
        </text:list-item>
      </text:list>
      <text:h text:style-name="P49" text:outline-level="3"/>
      <text:h text:style-name="P49" text:outline-level="3">📋 <text:span text:style-name="T15">Team of Six: Task Breakdown and Assignment</text:span></text:h>
      <text:p text:style-name="P4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27"><text:span text:style-name="Strong_20_Emphasis"><text:span text:style-name="T5">Team Member (Role)</text:span></text:span></text:p>
            </table:table-cell>
            <table:table-cell table:style-name="Table8.A1" office:value-type="string">
              <text:p text:style-name="P27"><text:span text:style-name="Strong_20_Emphasis"><text:span text:style-name="T5">Focus Area</text:span></text:span></text:p>
            </table:table-cell>
            <table:table-cell table:style-name="Table8.A1" office:value-type="string">
              <text:p text:style-name="P27"><text:span text:style-name="Strong_20_Emphasis"><text:span text:style-name="T5">Detailed Tasks for Sprint 2</text:span></text:span></text:p>
            </table:table-cell>
            <table:table-cell table:style-name="Table8.A1" office:value-type="string">
              <text:p text:style-name="P27"><text:span text:style-name="Strong_20_Emphasis"><text:span text:style-name="T5">Est. Days</text:span></text:span></text:p>
            </table:table-cell>
          </table:table-row>
        </table:table-header-rows>
        <table:table-row>
          <table:table-cell table:style-name="Table8.A1" office:value-type="string">
            <text:p text:style-name="P28">P.O. / SM</text:p>
          </table:table-cell>
          <table:table-cell table:style-name="Table8.A1" office:value-type="string">
            <text:p text:style-name="P28">Product Owner / Scrum <text:soft-page-break/>Master</text:p>
          </table:table-cell>
          <table:table-cell table:style-name="Table8.A1" office:value-type="string">
            <text:p text:style-name="P29">Define the exact display format for distance (e.g., "1.5 km away"); facilitate integration tests.</text:p>
          </table:table-cell>
          <table:table-cell table:style-name="Table8.A1" office:value-type="string">
            <text:p text:style-name="P29">Ongoing</text:p>
          </table:table-cell>
        </table:table-row>
        <table:table-row>
          <table:table-cell table:style-name="Table8.A1" office:value-type="string">
            <text:p text:style-name="P28">Dev 1 (Backend)</text:p>
          </table:table-cell>
          <table:table-cell table:style-name="Table8.A1" office:value-type="string">
            <text:p text:style-name="P29"><text:span text:style-name="T6">Geospatial Logic</text:span> (Python/DB)</text:p>
          </table:table-cell>
          <table:table-cell table:style-name="Table8.A1" office:value-type="string">
            <text:p text:style-name="P29">1. Integrate a geocoding tool/library. 2. Write a script to take all existing Provider addresses and convert them to <text:span text:style-name="T6">GPS coordinates</text:span> (lat/lon). 3. Update the Provider model to store these coordinates.</text:p>
          </table:table-cell>
          <table:table-cell table:style-name="Table8.A1" office:value-type="string">
            <text:p text:style-name="P29">7 Days</text:p>
          </table:table-cell>
        </table:table-row>
        <table:table-row>
          <table:table-cell table:style-name="Table8.A1" office:value-type="string">
            <text:p text:style-name="P28">Dev 2 (Backend)</text:p>
          </table:table-cell>
          <table:table-cell table:style-name="Table8.A1" office:value-type="string">
            <text:p text:style-name="P29"><text:span text:style-name="T6">Distance Calculation API</text:span> (Python)</text:p>
          </table:table-cell>
          <table:table-cell table:style-name="Table8.A1" office:value-type="string">
            <text:p text:style-name="P29">1. Write the core logic (Haversine formula or database query) to calculate the <text:span text:style-name="T6">distance</text:span> between the User's entered location and every Provider's coordinates. 2. Create the API endpoint that accepts a user location and returns a list of Providers <text:span text:style-name="T6">sorted by distance</text:span>.</text:p>
          </table:table-cell>
          <table:table-cell table:style-name="Table8.A1" office:value-type="string">
            <text:p text:style-name="P29">8 Days</text:p>
          </table:table-cell>
        </table:table-row>
        <table:table-row>
          <table:table-cell table:style-name="Table8.A1" office:value-type="string">
            <text:p text:style-name="P28">Dev 3 (Backend)</text:p>
          </table:table-cell>
          <table:table-cell table:style-name="Table8.A1" office:value-type="string">
            <text:p text:style-name="P29"><text:span text:style-name="T6">Rating API</text:span> (Python/DB)</text:p>
          </table:table-cell>
          <table:table-cell table:style-name="Table8.A1" office:value-type="string">
            <text:p text:style-name="P29">1. Define the <text:span text:style-name="T6">Review Model</text:span> (User ID, Provider ID, Star Score 1-5). 2. Create the API endpoint to allow a user to <text:span text:style-name="T6">submit a star rating</text:span>. 3. Write a function to calculate the <text:span text:style-name="T6">Average Rating</text:span> for a given Provider.</text:p>
          </table:table-cell>
          <table:table-cell table:style-name="Table8.A1" office:value-type="string">
            <text:p text:style-name="P29">7 Days</text:p>
          </table:table-cell>
        </table:table-row>
        <table:table-row>
          <table:table-cell table:style-name="Table8.A1" office:value-type="string">
            <text:p text:style-name="P28">Dev 4 (Frontend)</text:p>
          </table:table-cell>
          <table:table-cell table:style-name="Table8.A1" office:value-type="string">
            <text:p text:style-name="P29"><text:span text:style-name="T6">Search Input &amp; Display</text:span> (HTML/CSS)</text:p>
          </table:table-cell>
          <table:table-cell table:style-name="Table8.A1" office:value-type="string">
            <text:p text:style-name="P29">1. Design and style the user's <text:span text:style-name="T6">Location Input Form</text:span> (where they enter their quarter/address). 2. Integrate the <text:span text:style-name="T6">distance and rating data</text:span> into the search result list display.</text:p>
          </table:table-cell>
          <table:table-cell table:style-name="Table8.A1" office:value-type="string">
            <text:p text:style-name="P29">6 Days</text:p>
          </table:table-cell>
        </table:table-row>
        <table:table-row>
          <table:table-cell table:style-name="Table8.A1" office:value-type="string">
            <text:p text:style-name="P28">Dev 5 (Frontend)</text:p>
          </table:table-cell>
          <table:table-cell table:style-name="Table8.A1" office:value-type="string">
            <text:p text:style-name="P29"><text:span text:style-name="T6">Rating Input &amp; Display</text:span> (HTML/CSS)</text:p>
          </table:table-cell>
          <table:table-cell table:style-name="Table8.A1" office:value-type="string">
            <text:p text:style-name="P29">1. Design and style the <text:span text:style-name="T6">1-5 star input component</text:span> on the Provider Profile page. 2. Integrate the component to submit data to the Rating API (Dev 3).</text:p>
          </table:table-cell>
          <table:table-cell table:style-name="Table8.A1" office:value-type="string">
            <text:p text:style-name="P29">7 Days</text:p>
          </table:table-cell>
        </table:table-row>
        <table:table-row>
          <table:table-cell table:style-name="Table8.A1" office:value-type="string">
            <text:p text:style-name="P28">Dev 6 (Full Stack <text:soft-page-break/>Support)</text:p>
          </table:table-cell>
          <table:table-cell table:style-name="Table8.A1" office:value-type="string">
            <text:p text:style-name="P29"><text:span text:style-name="T6">Integration &amp; QA</text:span> (All)</text:p>
          </table:table-cell>
          <table:table-cell table:style-name="Table8.A1" office:value-type="string">
            <text:p text:style-name="P29">1. Connect Dev 4's search to Dev 2's Distance API. 2. <text:span text:style-name="T6">CRITICAL QA:</text:span> Manually test distance calculation <text:soft-page-break/>using known addresses to verify accuracy (e.g., using a map tool).</text:p>
          </table:table-cell>
          <table:table-cell table:style-name="Table8.A1" office:value-type="string">
            <text:p text:style-name="P36">8 Days</text:p>
          </table:table-cell>
        </table:table-row>
      </table:table>
      <text:p text:style-name="P40"/>
      <text:h text:style-name="P41" text:outline-level="2">🏃 Sprint 3: Communication &amp; Polish (Weeks 5-6)</text:h>
      <text:h text:style-name="P44" text:outline-level="3">🎯 Sprint 3 Goal</text:h>
      <text:p text:style-name="P38">Complete the user journey by enabling direct contact (Call Now) and applying final polish to the app's look, responsiveness, and legal compliance.</text:p>
      <text:h text:style-name="P44" text:outline-level="3">💻 Technology Focus</text:h>
      <text:list text:style-name="L18">
        <text:list-item>
          <text:p text:style-name="P53"><text:span text:style-name="T2">Frontend:</text:span> HTML/CSS (Focus on final styling and mobile responsiveness).</text:p>
        </text:list-item>
        <text:list-item>
          <text:p text:style-name="P53"><text:span text:style-name="T2">Backend:</text:span> Minimal changes; focus is on stability.</text:p>
        </text:list-item>
        <text:list-item>
          <text:p text:style-name="P53"><text:span text:style-name="T2">Tool:</text:span> Standard web development tools for CSS refinement.</text:p>
        </text:list-item>
      </text:list>
      <text:p text:style-name="P40">📋 Team of Six: Task Breakdown and Assignment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27"><text:span text:style-name="Strong_20_Emphasis"><text:span text:style-name="T5">Team Member (Role)</text:span></text:span></text:p>
            </table:table-cell>
            <table:table-cell table:style-name="Table9.A1" office:value-type="string">
              <text:p text:style-name="P27"><text:span text:style-name="Strong_20_Emphasis"><text:span text:style-name="T5">Focus Area</text:span></text:span></text:p>
            </table:table-cell>
            <table:table-cell table:style-name="Table9.A1" office:value-type="string">
              <text:p text:style-name="P27"><text:span text:style-name="Strong_20_Emphasis"><text:span text:style-name="T5">Detailed Tasks for Sprint 3</text:span></text:span></text:p>
            </table:table-cell>
            <table:table-cell table:style-name="Table9.A1" office:value-type="string">
              <text:p text:style-name="P27"><text:span text:style-name="Strong_20_Emphasis"><text:span text:style-name="T5">Est. Days</text:span></text:span></text:p>
            </table:table-cell>
          </table:table-row>
        </table:table-header-rows>
        <table:table-row>
          <table:table-cell table:style-name="Table9.A1" office:value-type="string">
            <text:p text:style-name="P28">P.O. / SM</text:p>
          </table:table-cell>
          <table:table-cell table:style-name="Table9.A1" office:value-type="string">
            <text:p text:style-name="P28">Product Owner / Scrum Master</text:p>
          </table:table-cell>
          <table:table-cell table:style-name="Table9.A1" office:value-type="string">
            <text:p text:style-name="P29">Final sign-off on look-and-feel; coordinate the legal team's delivery of TOS/Privacy Policy text.</text:p>
          </table:table-cell>
          <table:table-cell table:style-name="Table9.A1" office:value-type="string">
            <text:p text:style-name="P29">Ongoing</text:p>
          </table:table-cell>
        </table:table-row>
        <table:table-row>
          <table:table-cell table:style-name="Table9.A1" office:value-type="string">
            <text:p text:style-name="P28">Dev 1 (Backend)</text:p>
          </table:table-cell>
          <table:table-cell table:style-name="Table9.A1" office:value-type="string">
            <text:p text:style-name="P29"><text:span text:style-name="T6">Bug Fixing &amp; Speed</text:span> (Python/DB)</text:p>
          </table:table-cell>
          <table:table-cell table:style-name="Table9.A1" office:value-type="string">
            <text:p text:style-name="P29">1. Resolve all high-priority bugs reported during Sprint 2 QA. 2. Optimize database queries for the distance search for speed.</text:p>
          </table:table-cell>
          <table:table-cell table:style-name="Table9.A1" office:value-type="string">
            <text:p text:style-name="P29">6 Days</text:p>
          </table:table-cell>
        </table:table-row>
        <table:table-row>
          <table:table-cell table:style-name="Table9.A1" office:value-type="string">
            <text:p text:style-name="P28">Dev 2 (Backend)</text:p>
          </table:table-cell>
          <table:table-cell table:style-name="Table9.A1" office:value-type="string">
            <text:p text:style-name="P29"><text:span text:style-name="T6">Admin &amp; Reporting</text:span> (Python)</text:p>
          </table:table-cell>
          <table:table-cell table:style-name="Table9.A1" office:value-type="string">
            <text:p text:style-name="P29">1. Ensure the Admin dashboard displays the <text:span text:style-name="T6">Average Rating</text:span> for each Provider. 2. Implement basic usage logging (e.g., how many times the "Call Now" button is clicked).</text:p>
          </table:table-cell>
          <table:table-cell table:style-name="Table9.A1" office:value-type="string">
            <text:p text:style-name="P29">5 Days</text:p>
          </table:table-cell>
        </table:table-row>
        <table:table-row>
          <table:table-cell table:style-name="Table9.A1" office:value-type="string">
            <text:p text:style-name="P28">Dev 3 <text:soft-page-break/>(Backend)</text:p>
          </table:table-cell>
          <table:table-cell table:style-name="Table9.A1" office:value-type="string">
            <text:p text:style-name="P29"><text:span text:style-name="T6">Security &amp; </text:span><text:soft-page-break/><text:span text:style-name="T6">Deployment Prep</text:span> (Python)</text:p>
          </table:table-cell>
          <table:table-cell table:style-name="Table9.A1" office:value-type="string">
            <text:p text:style-name="P29">1. Final review of <text:soft-page-break/>authentication security and form validation. 2. Begin preparing server environment configuration for final deployment.</text:p>
          </table:table-cell>
          <table:table-cell table:style-name="Table9.A1" office:value-type="string">
            <text:p text:style-name="P29">5 Days</text:p>
          </table:table-cell>
        </table:table-row>
        <table:table-row>
          <table:table-cell table:style-name="Table9.A1" office:value-type="string">
            <text:p text:style-name="P28">Dev 4 (Frontend)</text:p>
          </table:table-cell>
          <table:table-cell table:style-name="Table9.A1" office:value-type="string">
            <text:p text:style-name="P29"><text:span text:style-name="T6">Communication &amp; Trust</text:span> (HTML/CSS)</text:p>
          </table:table-cell>
          <table:table-cell table:style-name="Table9.A1" office:value-type="string">
            <text:p text:style-name="P27"><text:span text:style-name="T18">1. Implement the </text:span><text:span text:style-name="T19">"Call Now" button</text:span><text:span text:style-name="T18"> on the Profile page using the </text:span><text:span text:style-name="Source_20_Text"><text:span text:style-name="T20">tel:</text:span></text:span><text:span text:style-name="T18"> HTML attribute. 2. Ensure the </text:span><text:span text:style-name="T19">Average Rating</text:span><text:span text:style-name="T18"> and </text:span><text:span text:style-name="T19">Distance</text:span><text:span text:style-name="T18"> are displayed prominently and clearly.</text:span></text:p>
          </table:table-cell>
          <table:table-cell table:style-name="Table9.A1" office:value-type="string">
            <text:p text:style-name="P29">6 Days</text:p>
          </table:table-cell>
        </table:table-row>
        <table:table-row>
          <table:table-cell table:style-name="Table9.A1" office:value-type="string">
            <text:p text:style-name="P28">Dev 5 (Frontend)</text:p>
          </table:table-cell>
          <table:table-cell table:style-name="Table9.A1" office:value-type="string">
            <text:p text:style-name="P29"><text:span text:style-name="T6">Mobile Responsiveness</text:span> (CSS)</text:p>
          </table:table-cell>
          <table:table-cell table:style-name="Table9.A1" office:value-type="string">
            <text:p text:style-name="P29">1. Comprehensive audit and fix of CSS to ensure seamless viewing across various mobile screen sizes. 2. Refine typography and color scheme for a professional look.</text:p>
          </table:table-cell>
          <table:table-cell table:style-name="Table9.A1" office:value-type="string">
            <text:p text:style-name="P29">7 Days</text:p>
          </table:table-cell>
        </table:table-row>
        <table:table-row>
          <table:table-cell table:style-name="Table9.A1" office:value-type="string">
            <text:p text:style-name="P28">Dev 6 (Full Stack Support)</text:p>
          </table:table-cell>
          <table:table-cell table:style-name="Table9.A1" office:value-type="string">
            <text:p text:style-name="P29"><text:span text:style-name="T6">Legal &amp; QA</text:span> (All)</text:p>
          </table:table-cell>
          <table:table-cell table:style-name="Table9.A1" office:value-type="string">
            <text:p text:style-name="P29">1. Create static HTML pages for <text:span text:style-name="T6">Terms of Service (TOS)</text:span> and <text:span text:style-name="T6">Privacy Policy</text:span> and link them in the footer. 2. Execute a <text:span text:style-name="T6">full User Acceptance Test (UAT)</text:span> on the final polished app.</text:p>
          </table:table-cell>
          <table:table-cell table:style-name="Table9.A1" office:value-type="string">
            <text:p text:style-name="P36">7 Days</text:p>
          </table:table-cell>
        </table:table-row>
      </table:table>
      <text:h text:style-name="P41" text:outline-level="2"/>
      <text:p text:style-name="P42"/>
      <text:h text:style-name="P41" text:outline-level="2">🏃 Sprint 4: Testing &amp; Deployment (Week 7)</text:h>
      <text:h text:style-name="P44" text:outline-level="3">🎯 Sprint 4 Goal</text:h>
      <text:p text:style-name="P38">Perform final checks, resolve remaining bugs, and successfully launch the application to the public.</text:p>
      <text:h text:style-name="P44" text:outline-level="3">📋 Team of Six: Task Breakdown and Assignment</text:h>
      <text:p text:style-name="P3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ext:soft-page-break/>
          <table:table-row>
            <table:table-cell table:style-name="Table10.A1" office:value-type="string">
              <text:p text:style-name="P27"><text:span text:style-name="Strong_20_Emphasis"><text:span text:style-name="T5">Team Member (Role)</text:span></text:span></text:p>
            </table:table-cell>
            <table:table-cell table:style-name="Table10.A1" office:value-type="string">
              <text:p text:style-name="P27"><text:span text:style-name="Strong_20_Emphasis"><text:span text:style-name="T5">Focus Area</text:span></text:span></text:p>
            </table:table-cell>
            <table:table-cell table:style-name="Table10.A1" office:value-type="string">
              <text:p text:style-name="P27"><text:span text:style-name="Strong_20_Emphasis"><text:span text:style-name="T5">Detailed Tasks for Sprint 4 (1 Week)</text:span></text:span></text:p>
            </table:table-cell>
            <table:table-cell table:style-name="Table10.A1" office:value-type="string">
              <text:p text:style-name="P27"><text:span text:style-name="Strong_20_Emphasis"><text:span text:style-name="T5">Est. Days</text:span></text:span></text:p>
            </table:table-cell>
          </table:table-row>
        </table:table-header-rows>
        <table:table-row>
          <table:table-cell table:style-name="Table10.A1" office:value-type="string">
            <text:p text:style-name="P28">P.O. / SM</text:p>
          </table:table-cell>
          <table:table-cell table:style-name="Table10.A1" office:value-type="string">
            <text:p text:style-name="P28">Launch Coordination</text:p>
          </table:table-cell>
          <table:table-cell table:style-name="Table10.A1" office:value-type="string">
            <text:p text:style-name="P29">Coordinate final sign-offs; prepare launch communications (website banner).</text:p>
          </table:table-cell>
          <table:table-cell table:style-name="Table10.A1" office:value-type="string">
            <text:p text:style-name="P29">5 Days</text:p>
          </table:table-cell>
        </table:table-row>
        <table:table-row>
          <table:table-cell table:style-name="Table10.A1" office:value-type="string">
            <text:p text:style-name="P28">Dev 1 &amp; 2 (Backend)</text:p>
          </table:table-cell>
          <table:table-cell table:style-name="Table10.A1" office:value-type="string">
            <text:p text:style-name="P28">Critical Bug Resolution</text:p>
          </table:table-cell>
          <table:table-cell table:style-name="Table10.A1" office:value-type="string">
            <text:p text:style-name="P29">Team focus: Immediately resolve any Severity 1 (critical) bugs found in the final UAT, especially around login and distance calculation.</text:p>
          </table:table-cell>
          <table:table-cell table:style-name="Table10.A1" office:value-type="string">
            <text:p text:style-name="P29">5 Days</text:p>
          </table:table-cell>
        </table:table-row>
        <table:table-row>
          <table:table-cell table:style-name="Table10.A1" office:value-type="string">
            <text:p text:style-name="P28">Dev 3 (DevOps)</text:p>
          </table:table-cell>
          <table:table-cell table:style-name="Table10.A1" office:value-type="string">
            <text:p text:style-name="P28">CI/CD &amp; Server Prep</text:p>
          </table:table-cell>
          <table:table-cell table:style-name="Table10.A1" office:value-type="string">
            <text:p text:style-name="P29">1. <text:span text:style-name="T6">Full CI/CD Deployment Pipeline Test</text:span> (as discussed previously). 2. Final server configuration check and domain name pointing.</text:p>
          </table:table-cell>
          <table:table-cell table:style-name="Table10.A1" office:value-type="string">
            <text:p text:style-name="P29">5 Days</text:p>
          </table:table-cell>
        </table:table-row>
        <table:table-row>
          <table:table-cell table:style-name="Table10.A1" office:value-type="string">
            <text:p text:style-name="P28">Dev 4 &amp; 5 (Frontend)</text:p>
          </table:table-cell>
          <table:table-cell table:style-name="Table10.A1" office:value-type="string">
            <text:p text:style-name="P28">Final Polish &amp; Browser QA</text:p>
          </table:table-cell>
          <table:table-cell table:style-name="Table10.A1" office:value-type="string">
            <text:p text:style-name="P29">1. Resolve any visual/UI bugs (e.g., alignment issues). 2. Test compatibility across major browsers (Chrome, Firefox, Safari).</text:p>
          </table:table-cell>
          <table:table-cell table:style-name="Table10.A1" office:value-type="string">
            <text:p text:style-name="P29">5 Days</text:p>
          </table:table-cell>
        </table:table-row>
        <table:table-row>
          <table:table-cell table:style-name="Table10.A1" office:value-type="string">
            <text:p text:style-name="P28">Dev 6 (QA Lead)</text:p>
          </table:table-cell>
          <table:table-cell table:style-name="Table10.A1" office:value-type="string">
            <text:p text:style-name="P28">Security &amp; Stress Test</text:p>
          </table:table-cell>
          <table:table-cell table:style-name="Table10.A1" office:value-type="string">
            <text:p text:style-name="P29">1. Final <text:span text:style-name="T6">Security Audit</text:span> (testing for common injection vulnerabilities). 2. <text:span text:style-name="T6">Smoke Test</text:span> immediately after launch to ensure the live site is accessible and working.</text:p>
          </table:table-cell>
          <table:table-cell table:style-name="Table10.A1" office:value-type="string">
            <text:p text:style-name="P29">5 Days</text:p>
          </table:table-cell>
        </table:table-row>
        <table:table-row>
          <table:table-cell table:style-name="Table10.A1" office:value-type="string">
            <text:p text:style-name="P28">All Team</text:p>
          </table:table-cell>
          <table:table-cell table:style-name="Table10.A1" office:value-type="string">
            <text:p text:style-name="P28">LAUNCH</text:p>
          </table:table-cell>
          <table:table-cell table:style-name="Table10.A1" office:value-type="string">
            <text:p text:style-name="P29">Execute the final automated production deployment. <text:span text:style-name="T6">(Go Live!)</text:span></text:p>
          </table:table-cell>
          <table:table-cell table:style-name="Table10.A1" office:value-type="string">
            <text:p text:style-name="P36">Day 5</text:p>
          </table:table-cell>
        </table:table-row>
      </table:table>
      <text:p text:style-name="P38"/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08:22:45.681617091</meta:creation-date>
    <dc:date>2025-11-21T12:39:57.996989239</dc:date>
    <meta:editing-duration>PT34S</meta:editing-duration>
    <meta:editing-cycles>1</meta:editing-cycles>
    <meta:document-statistic meta:table-count="10" meta:image-count="0" meta:object-count="0" meta:page-count="16" meta:paragraph-count="345" meta:word-count="3152" meta:character-count="20052" meta:non-whitespace-character-count="17182"/>
    <meta:generator>LibreOffice/25.2.3.2$Linux_X86_64 LibreOffice_project/520$Build-2</meta:generator>
  </office:meta>
</office:document-meta>
</file>